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620000000C9627C2B04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87cm"/>
    </style:style>
    <style:style style:name="Tabla3.B" style:family="table-column">
      <style:table-column-properties style:column-width="8.017cm"/>
    </style:style>
    <style:style style:name="Tabla3.C" style:family="table-column">
      <style:table-column-properties style:column-width="2.245cm"/>
    </style:style>
    <style:style style:name="Tabla3.D" style:family="table-column">
      <style:table-column-properties style:column-width="4.263cm"/>
    </style:style>
    <style:style style:name="Tabla3.1" style:family="table-row">
      <style:table-row-properties style:min-row-height="0.794cm"/>
    </style:style>
    <style:style style:name="Tabla3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ffdab9" fo:padding="0.097cm" fo:border="0.05pt solid #000000">
        <style:background-image/>
      </style:table-cell-properties>
    </style:style>
    <style:style style:name="Tabla3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3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4.69cm" style:rel-column-width="56633*"/>
    </style:style>
    <style:style style:name="Tabla2.B" style:family="table-column">
      <style:table-column-properties style:column-width="2.309cm" style:rel-column-width="890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4.691cm" style:rel-column-width="56639*"/>
    </style:style>
    <style:style style:name="Tabla1.B" style:family="table-column">
      <style:table-column-properties style:column-width="2.307cm" style:rel-column-width="889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justify" style:justify-single-word="false"/>
      <style:text-properties officeooo:paragraph-rsid="000b5eef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" fo:font-size="10pt" officeooo:rsid="00135430" officeooo:paragraph-rsid="000ade61" style:font-name-asian="Microsoft YaHei" style:font-size-asian="10pt" style:font-name-complex="Mangal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Liberation Sans" fo:font-size="10pt" officeooo:rsid="000b5eef" officeooo:paragraph-rsid="000b5eef" style:font-name-asian="Microsoft YaHei" style:font-size-asian="10pt" style:font-name-complex="Mangal" style:font-size-complex="10pt"/>
    </style:style>
    <style:style style:name="P4" style:family="paragraph" style:parent-style-name="Standard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paragraph-rsid="000ade61" style:font-size-asian="12pt" style:font-size-complex="12pt"/>
    </style:style>
    <style:style style:name="P5" style:family="paragraph" style:parent-style-name="Standard" style:list-style-name="L1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paragraph-rsid="000ade61" style:font-size-asian="12pt" style:font-size-complex="12pt"/>
    </style:style>
    <style:style style:name="P6" style:family="paragraph" style:parent-style-name="Standard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rsid="000b5eef" officeooo:paragraph-rsid="000b5eef" style:font-size-asian="12pt" style:font-size-complex="12pt"/>
    </style:style>
    <style:style style:name="P7" style:family="paragraph" style:parent-style-name="Standard" style:list-style-name="L1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paragraph-rsid="00056f40" style:font-size-asian="12pt" style:font-size-complex="12pt"/>
    </style:style>
    <style:style style:name="P8" style:family="paragraph" style:parent-style-name="Standard" style:list-style-name="L2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rsid="000b5eef" officeooo:paragraph-rsid="000b5eef" style:font-size-asian="12pt" style:font-size-complex="12pt"/>
    </style:style>
    <style:style style:name="P9" style:family="paragraph" style:parent-style-name="Standard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paragraph-rsid="00056f40" style:font-size-asian="12pt" style:font-size-complex="12pt"/>
    </style:style>
    <style:style style:name="P10" style:family="paragraph" style:parent-style-name="Standard" style:list-style-name="L1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rsid="00056f40" officeooo:paragraph-rsid="00056f40" style:font-size-asian="12pt" style:font-size-complex="12pt"/>
    </style:style>
    <style:style style:name="P11" style:family="paragraph" style:parent-style-name="Standard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rsid="00056f40" officeooo:paragraph-rsid="00056f40" style:font-size-asian="12pt" style:font-size-complex="12pt"/>
    </style:style>
    <style:style style:name="P12" style:family="paragraph" style:parent-style-name="Standard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rsid="000ce359" officeooo:paragraph-rsid="000ce359" style:font-size-asian="12pt" style:font-size-complex="12pt"/>
    </style:style>
    <style:style style:name="P13" style:family="paragraph" style:parent-style-name="Standard" style:list-style-name="L3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rsid="000ce359" officeooo:paragraph-rsid="000ce359" style:font-size-asian="12pt" style:font-size-complex="12pt"/>
    </style:style>
    <style:style style:name="P14" style:family="paragraph" style:parent-style-name="Standard" style:list-style-name="L4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rsid="000ce359" officeooo:paragraph-rsid="000ce359" style:font-size-asian="12pt" style:font-size-complex="12pt"/>
    </style:style>
    <style:style style:name="P15" style:family="paragraph" style:parent-style-name="Standard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rsid="00056f40" officeooo:paragraph-rsid="00061a05" style:font-size-asian="12pt" style:font-size-complex="12pt"/>
    </style:style>
    <style:style style:name="P16" style:family="paragraph" style:parent-style-name="Standard" style:list-style-name="L1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fo:font-weight="bold" officeooo:rsid="00061a05" officeooo:paragraph-rsid="00061a0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fo:font-weight="bold" officeooo:rsid="00056f40" officeooo:paragraph-rsid="00061a05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rsid="00056f40" officeooo:paragraph-rsid="00061a05" style:font-size-asian="12pt" style:font-size-complex="12pt"/>
    </style:style>
    <style:style style:name="P19" style:family="paragraph" style:parent-style-name="Standard" style:list-style-name="L1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paragraph-rsid="00061a05" style:font-size-asian="12pt" style:font-size-complex="12pt"/>
    </style:style>
    <style:style style:name="P20" style:family="paragraph" style:parent-style-name="Standard" style:list-style-name="L5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rsid="000ce359" officeooo:paragraph-rsid="000ce359" style:font-size-asian="12pt" style:font-size-complex="12pt"/>
    </style:style>
    <style:style style:name="P21" style:family="paragraph" style:parent-style-name="Standard" style:list-style-name="L1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rsid="000e490a" officeooo:paragraph-rsid="000e490a" style:font-size-asian="12pt" style:font-size-complex="12pt"/>
    </style:style>
    <style:style style:name="P22" style:family="paragraph" style:parent-style-name="Standard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rsid="000e490a" officeooo:paragraph-rsid="000e490a" style:font-size-asian="12pt" style:font-size-complex="12pt"/>
    </style:style>
    <style:style style:name="P23" style:family="paragraph" style:parent-style-name="Standard" style:list-style-name="L1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rsid="00056f40" officeooo:paragraph-rsid="000e490a" style:font-size-asian="12pt" style:font-size-complex="12pt"/>
    </style:style>
    <style:style style:name="P24" style:family="paragraph" style:parent-style-name="Standard" style:list-style-name="L1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rsid="00061a05" officeooo:paragraph-rsid="00061a05" style:font-size-asian="12pt" style:font-size-complex="12pt"/>
    </style:style>
    <style:style style:name="P25" style:family="paragraph" style:parent-style-name="Standard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officeooo:paragraph-rsid="00061a05" style:font-size-asian="12pt" style:font-size-complex="12pt"/>
    </style:style>
    <style:style style:name="P26" style:family="paragraph" style:parent-style-name="Standard">
      <style:paragraph-properties fo:margin-top="0.229cm" fo:margin-bottom="0cm" style:contextual-spacing="false" fo:text-align="justify" style:justify-single-word="false"/>
      <style:text-properties fo:color="#000000" loext:opacity="100%" style:font-name="Arial" fo:font-size="12pt" style:font-size-asian="12pt" style:font-size-complex="12pt"/>
    </style:style>
    <style:style style:name="P27" style:family="paragraph" style:parent-style-name="Text_20_body" style:list-style-name="L1">
      <style:paragraph-properties fo:margin-top="0.229cm" fo:margin-bottom="0cm" style:contextual-spacing="false" fo:text-align="justify" style:justify-single-word="false"/>
      <style:text-properties fo:color="#000000" loext:opacity="100%" style:font-name="Calibri" fo:font-size="14pt" fo:font-weight="normal" officeooo:paragraph-rsid="00061a05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color="#000000" loext:opacity="100%" style:font-name="Calibri" fo:font-size="14pt" fo:font-weight="bold" style:font-size-asian="14pt" style:font-size-complex="14pt"/>
    </style:style>
    <style:style style:name="T1" style:family="text">
      <style:text-properties fo:color="#000000" loext:opacity="100%" fo:font-weight="bold"/>
    </style:style>
    <style:style style:name="T2" style:family="text">
      <style:text-properties fo:color="#000000" loext:opacity="100%" fo:font-weight="bold" officeooo:rsid="00061a05"/>
    </style:style>
    <style:style style:name="T3" style:family="text">
      <style:text-properties officeooo:rsid="00056f40"/>
    </style:style>
    <style:style style:name="T4" style:family="text">
      <style:text-properties officeooo:rsid="000ce359"/>
    </style:style>
    <style:style style:name="T5" style:family="text">
      <style:text-properties officeooo:rsid="00061a05"/>
    </style:style>
    <style:style style:name="T6" style:family="text">
      <style:text-properties officeooo:rsid="000e490a"/>
    </style:style>
    <style:style style:name="T7" style:family="text">
      <style:text-properties officeooo:rsid="000f20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ractica </text:span><text:span text:style-name="T2">1b </text:span><text:span text:style-name="T1">Teoria Virtualizacion Parcial y Cluster</text:span><text:span text:style-name="T2"> 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2">Nombre</text:p>
          </table:table-cell>
          <table:table-cell table:style-name="Tabla3.A1" office:value-type="string">
            <text:p text:style-name="P3">Daniel</text:p>
          </table:table-cell>
          <table:table-cell table:style-name="Tabla3.A1" office:value-type="string">
            <text:p text:style-name="P2">Curso</text:p>
          </table:table-cell>
          <table:table-cell table:style-name="Tabla3.D1" office:value-type="string">
            <text:p text:style-name="P3">1ºDAW</text:p>
          </table:table-cell>
        </table:table-row>
        <table:table-row>
          <table:table-cell table:style-name="Tabla3.A2" office:value-type="string">
            <text:p text:style-name="P2">Apellidos</text:p>
          </table:table-cell>
          <table:table-cell table:style-name="Tabla3.A2" office:value-type="string">
            <text:p text:style-name="P3">Santana Bueno</text:p>
          </table:table-cell>
          <table:table-cell table:style-name="Tabla3.A2" office:value-type="string">
            <text:p text:style-name="P2">Fecha</text:p>
          </table:table-cell>
          <table:table-cell table:style-name="Tabla3.D2" office:value-type="string">
            <text:p text:style-name="P3">18/11/2025</text:p>
          </table:table-cell>
        </table:table-row>
      </table:table>
      <text:p text:style-name="P4"/>
      <text:list text:style-name="L1">
        <text:list-item>
          <text:p text:style-name="P5"><text:span text:style-name="T3">En que consiste la </text:span>Virtualización parcial? </text:p>
        </text:list-item>
      </text:list>
      <text:p text:style-name="P6">Consiste en que el hipervisor se ejecuta en un sistema operativo invitiado.</text:p>
      <text:p text:style-name="P4"/>
      <text:p text:style-name="P4"/>
      <text:list xml:id="list211228847192555" text:continue-numbering="true" text:style-name="L1">
        <text:list-item>
          <text:p text:style-name="P7"><text:span text:style-name="T3">Propon Ejemplos de </text:span>Virtualización parcial</text:p>
          <text:p text:style-name="P7"/>
        </text:list-item>
      </text:list>
      <text:list text:style-name="L2">
        <text:list-item>
          <text:p text:style-name="P8">Máquina Virtual de Java</text:p>
        </text:list-item>
        <text:list-item>
          <text:p text:style-name="P8">Máquina virtual del entono .NET</text:p>
        </text:list-item>
        <text:list-item>
          <text:p text:style-name="P8">Emuladores Android </text:p>
        </text:list-item>
        <text:list-item>
          <text:p text:style-name="P8">Emuladores juegos tipo MAME</text:p>
        </text:list-item>
      </text:list>
      <text:p text:style-name="P9"/>
      <text:list text:continue-list="list211228847192555" text:style-name="L1">
        <text:list-item>
          <text:p text:style-name="P10">Explica como funciona Java y por que es una virtualizacion parcial</text:p>
        </text:list-item>
      </text:list>
      <text:p text:style-name="P11">Java funciona mediante la compilación de código fuente a bytecode, un formato intermedio e independiente de la plataforma, que luego es ejecutado por la Máquina Virtual de Java.</text:p>
      <text:p text:style-name="P11"/>
      <text:p text:style-name="P6">Es de virtualizació parcial porque <text:span text:style-name="T4">JVM crea un entorno de ejecución <text:s/>para los bytecodes, que es independiente del hardware.</text:span></text:p>
      <text:p text:style-name="P11"/>
      <text:list text:continue-numbering="true" text:style-name="L1">
        <text:list-item>
          <text:p text:style-name="P7"><text:span text:style-name="T3">En que consiste la </text:span>Virtualización de recursos?</text:p>
        </text:list-item>
      </text:list>
      <text:p text:style-name="P12">Consiste en la creación de recursos hardware mediante emulación software.</text:p>
      <text:p text:style-name="P9"/>
      <text:list xml:id="list211227882982082" text:continue-numbering="true" text:style-name="L1">
        <text:list-item>
          <text:p text:style-name="P7"><text:span text:style-name="T3">Propon Ejemplos de </text:span>Virtualización parcial <text:s/>de recursos</text:p>
        </text:list-item>
      </text:list>
      <text:list text:style-name="L3">
        <text:list-item>
          <text:p text:style-name="P13">Unidad de Disco en Red local</text:p>
        </text:list-item>
        <text:list-item>
          <text:p text:style-name="P13">Unidad de Disco en la nube dropbox</text:p>
        </text:list-item>
        <text:list-item>
          <text:p text:style-name="P13">DVD daemon tool</text:p>
        </text:list-item>
      </text:list>
      <text:p text:style-name="P9"/>
      <text:p text:style-name="P9"/>
      <text:p text:style-name="P9"/>
      <text:p text:style-name="P9"/>
      <text:list xml:id="list211227578621884" text:continue-list="list211227882982082" text:style-name="L1">
        <text:list-item>
          <text:p text:style-name="P7"><text:soft-page-break/><text:span text:style-name="T3">Propon Ejemplos de </text:span>Virtualización en la nube</text:p>
          <text:p text:style-name="P7"/>
        </text:list-item>
      </text:list>
      <text:list text:style-name="L4">
        <text:list-item>
          <text:p text:style-name="P14">Dropbox</text:p>
        </text:list-item>
        <text:list-item>
          <text:p text:style-name="P14">OneDrive</text:p>
        </text:list-item>
        <text:list-item>
          <text:p text:style-name="P14">Google Drive</text:p>
        </text:list-item>
        <text:list-item>
          <text:p text:style-name="P14">iCloud</text:p>
          <text:p text:style-name="P14"/>
        </text:list-item>
      </text:list>
      <text:list text:continue-list="list211227578621884" text:style-name="L1">
        <text:list-item>
          <text:p text:style-name="P7"><text:span text:style-name="T3">En que consiste la </text:span><text:s/>Virtualización de máquinas en Cluster</text:p>
        </text:list-item>
      </text:list>
      <text:p text:style-name="P12">Consiste en la aplicacion de un conjunto de equipos que se comportan como uno.</text:p>
      <text:p text:style-name="P9"/>
      <text:list text:continue-numbering="true" text:style-name="L1">
        <text:list-item>
          <text:p text:style-name="P10">Que afirmacion es más correcta </text:p>
        </text:list-item>
      </text:list>
      <text:p text:style-name="P1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list text:continue-numbering="true" text:style-name="L1">
              <text:list-item>
                <text:list>
                  <text:list-header>
                    <text:p text:style-name="P16">Pregunta </text:p>
                  </text:list-header>
                </text:list>
              </text:list-item>
            </text:list>
          </table:table-cell>
          <table:table-cell table:style-name="Tabla2.B1" office:value-type="string">
            <text:p text:style-name="P17">V/F</text:p>
          </table:table-cell>
        </table:table-row>
        <table:table-row>
          <table:table-cell table:style-name="Tabla2.A2" office:value-type="string">
            <text:list text:continue-numbering="true" text:style-name="L1">
              <text:list-item>
                <text:list>
                  <text:list-item>
                    <text:p text:style-name="P18">La Virtualización de máquinas en Cluster se puede considerar una Virtualización sobre una <text:s/>máquinas para crear muchasle</text:p>
                  </text:list-item>
                </text:list>
              </text:list-item>
            </text:list>
          </table:table-cell>
          <table:table-cell table:style-name="Tabla2.B2" office:value-type="string">
            <text:p text:style-name="P12">F</text:p>
          </table:table-cell>
        </table:table-row>
        <table:table-row>
          <table:table-cell table:style-name="Tabla2.A2" office:value-type="string">
            <text:list text:continue-numbering="true" text:style-name="L1">
              <text:list-item>
                <text:list>
                  <text:list-item>
                    <text:p text:style-name="P19"><text:span text:style-name="T3">La </text:span>Virtualización de máquinas en Cluster se puede considerar una Virtualización sobre muchas máquinas para crear una sola.</text:p>
                  </text:list-item>
                </text:list>
              </text:list-item>
            </text:list>
          </table:table-cell>
          <table:table-cell table:style-name="Tabla2.B2" office:value-type="string">
            <text:p text:style-name="P12">V</text:p>
          </table:table-cell>
        </table:table-row>
        <table:table-row>
          <table:table-cell table:style-name="Tabla2.A2" office:value-type="string">
            <text:list text:continue-numbering="true" text:style-name="L1">
              <text:list-item>
                <text:list>
                  <text:list-item>
                    <text:p text:style-name="P19"><text:span text:style-name="T3">La </text:span>Virtualización de máquinas en Cluster se puede considerar una Virtualización sobre muchas máquinas para crear <text:span text:style-name="T3">muchas</text:span>.</text:p>
                  </text:list-item>
                </text:list>
              </text:list-item>
            </text:list>
          </table:table-cell>
          <table:table-cell table:style-name="Tabla2.B2" office:value-type="string">
            <text:p text:style-name="P12">F</text:p>
          </table:table-cell>
        </table:table-row>
      </table:table>
      <text:list xml:id="list211226953520458" text:continue-numbering="true" text:style-name="L1">
        <text:list-item>
          <text:list>
            <text:list-header>
              <text:p text:style-name="P19"/>
            </text:list-header>
          </text:list>
        </text:list-item>
        <text:list-item>
          <text:p text:style-name="P7"><text:span text:style-name="T3">Que </text:span>Tipos de Cluster <text:span text:style-name="T3">hay? </text:span></text:p>
        </text:list-item>
      </text:list>
      <text:list text:style-name="L5">
        <text:list-item>
          <text:p text:style-name="P20">Alto rendimiento</text:p>
        </text:list-item>
        <text:list-item>
          <text:p text:style-name="P20">Alta disponibilidad</text:p>
        </text:list-item>
        <text:list-item>
          <text:p text:style-name="P20">Alta eficiencia</text:p>
        </text:list-item>
      </text:list>
      <text:p text:style-name="P9"/>
      <text:list text:continue-list="list211226953520458" text:style-name="L1">
        <text:list-item>
          <text:p text:style-name="P7"><text:span text:style-name="T3">En que consisten los </text:span>Clusteres de Alto rendimiento </text:p>
        </text:list-item>
      </text:list>
      <text:p text:style-name="P12">Son clústeres en los cuales se ejecutan tareas que requieren de gran capacidad computacional, grandes cantidades de moemoria, o ambos a la vez.</text:p>
      <text:p text:style-name="P9"/>
      <text:list text:continue-numbering="true" text:style-name="L1">
        <text:list-item>
          <text:p text:style-name="P10">Explica por que los supercomputadores del clima son <text:s/>Clusteres de Alto rendimiento </text:p>
        </text:list-item>
      </text:list>
      <text:p text:style-name="P12">Porque estye supercomputadorr es capaza de realizar grandes tareas de memoria, al recoger miles de datos climaticos para realizar predicciones.</text:p>
      <text:p text:style-name="P12"/>
      <text:p text:style-name="P12"/>
      <text:list text:continue-numbering="true" text:style-name="L1">
        <text:list-item>
          <text:p text:style-name="P10"><text:soft-page-break/>Explica por que los el programa SETI@home es Cluster de Alto rendimiento.</text:p>
          <text:p text:style-name="P21">SETI es un supercomputador que calcula más de 769 teraFLOPS de datos de búsqueda inteligente en otros planetas. Estas tareas son muy pesadas y SETI tiene la capacidad de realizarlas.</text:p>
        </text:list-item>
        <text:list-item>
          <text:p text:style-name="P7"><text:span text:style-name="T3">En que consisten los </text:span>Clusteres de Alta disponibilidad </text:p>
        </text:list-item>
      </text:list>
      <text:p text:style-name="P22">Son clústeres cuyo objetivo de diseño es el de proveer disponibilidad y confiabilidad.</text:p>
      <text:p text:style-name="P22">Estos clústeres tratan de brindar la máxima disponibilidad de los servicios que ofrecen.</text:p>
      <text:p text:style-name="P22"/>
      <text:list text:continue-numbering="true" text:style-name="L1">
        <text:list-item>
          <text:p text:style-name="P10">Como se mide la disponibilidad</text:p>
          <text:p text:style-name="P21">Con HA</text:p>
          <text:p text:style-name="P21"/>
        </text:list-item>
        <text:list-item>
          <text:p text:style-name="P23">Que significa que un sistema es? <text:span text:style-name="T5"><text:s/>Cuantos minutos estu</text:span><text:span text:style-name="T6">v</text:span><text:span text:style-name="T5">o offline cada uno de los anteriores sistemas.</text:span></text:p>
          <text:list>
            <text:list-item>
              <text:p text:style-name="P10">99,9% HA – <text:span text:style-name="T6">Significa que el sistema estará offline 43.8 minutos/mes u 8,76 horas/año.</text:span></text:p>
            </text:list-item>
            <text:list-item>
              <text:p text:style-name="P10">99,999% HA – <text:span text:style-name="T7">Significa que el sistem estará offline 4.38 minutos/mes o 52.6 minutos/año.</text:span></text:p>
            </text:list-item>
            <text:list-item>
              <text:p text:style-name="P10">99,99% HA – <text:span text:style-name="T7">Significa que el sistema estará offline 0.44 minutos/mes o 5.26 minutos/año.</text:span></text:p>
            </text:list-item>
          </text:list>
          <text:p text:style-name="P24"/>
        </text:list-item>
        <text:list-item>
          <text:p text:style-name="P19"><text:span text:style-name="T3">Busca en la web que hosting tuvo mayor HA en el año 2019 en esta web </text:span><text:a xlink:type="simple" xlink:href="https://www.hostingexperto.es/velocidad-y-disponibilidad-2019/" text:style-name="Internet_20_link" text:visited-style-name="Visited_20_Internet_20_Link">https://www.hostingexperto.es/velocidad-y-disponibilidad-2019/</text:a></text:p>
        </text:list-item>
      </text:list>
      <text:p text:style-name="P25"/>
      <text:list text:continue-numbering="true" text:style-name="L1">
        <text:list-item>
          <text:p text:style-name="P7"><text:span text:style-name="T3">En que consisten los </text:span>Clusteres de Alta eficiencia?</text:p>
        </text:list-item>
      </text:list>
      <text:p text:style-name="P26"/>
      <text:list text:continue-numbering="true" text:style-name="L1">
        <text:list-item>
          <text:p text:style-name="P24">Pon un ejemplo de <text:s/>Clusteres de Alta eficiencia</text:p>
        </text:list-item>
        <text:list-item>
          <text:p text:style-name="P10">Que afirmacion es más correcta </text:p>
          <text:p text:style-name="P18"/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list text:continue-numbering="true" text:style-name="L1">
              <text:list-item>
                <text:list>
                  <text:list-header>
                    <text:p text:style-name="P16">Pregunta </text:p>
                  </text:list-header>
                </text:list>
              </text:list-item>
            </text:list>
          </table:table-cell>
          <table:table-cell table:style-name="Tabla1.B1" office:value-type="string">
            <text:p text:style-name="P17">V/F</text:p>
          </table:table-cell>
        </table:table-row>
        <table:table-row>
          <table:table-cell table:style-name="Tabla1.A2" office:value-type="string">
            <text:list text:continue-numbering="true" text:style-name="L1">
              <text:list-item>
                <text:list>
                  <text:list-item>
                    <text:p text:style-name="P19"><text:span text:style-name="T5">Los </text:span>Clusteres de Alta eficiencia <text:span text:style-name="T3">son para ejecutar la mayor cantidad de tareas en el mayor tiempo posible</text:span></text:p>
                  </text:list-item>
                </text:list>
              </text:list-item>
            </text:list>
          </table:table-cell>
          <table:table-cell table:style-name="Tabla1.B2" office:value-type="string">
            <text:p text:style-name="P25"/>
          </table:table-cell>
        </table:table-row>
        <table:table-row>
          <table:table-cell table:style-name="Tabla1.A2" office:value-type="string">
            <text:list text:continue-numbering="true" text:style-name="L1">
              <text:list-item>
                <text:list>
                  <text:list-item>
                    <text:p text:style-name="P19"><text:span text:style-name="T5">Los </text:span>Clusteres de Alta eficiencia <text:span text:style-name="T5">sirven para ejecutar la una sola gran tarea en el menor tiempo posible</text:span></text:p>
                  </text:list-item>
                </text:list>
              </text:list-item>
            </text:list>
          </table:table-cell>
          <table:table-cell table:style-name="Tabla1.B2" office:value-type="string">
            <text:p text:style-name="P25"/>
          </table:table-cell>
        </table:table-row>
        <table:table-row>
          <table:table-cell table:style-name="Tabla1.A2" office:value-type="string">
            <text:list text:continue-numbering="true" text:style-name="L1">
              <text:list-item>
                <text:list>
                  <text:list-item>
                    <text:p text:style-name="P19"><text:span text:style-name="T5">Los </text:span>clústeres de Alta eficiencia <text:span text:style-name="T5">tienen por</text:span> objetivo de diseño es el ejecutar la mayor cantidad de tareas en el menor tiempo posible</text:p>
                  </text:list-item>
                </text:list>
              </text:list-item>
            </text:list>
          </table:table-cell>
          <table:table-cell table:style-name="Tabla1.B2" office:value-type="string">
            <text:p text:style-name="P25"/>
          </table:table-cell>
        </table:table-row>
        <table:table-row>
          <table:table-cell table:style-name="Tabla1.A2" office:value-type="string">
            <text:list text:continue-numbering="true" text:style-name="L1">
              <text:list-item>
                <text:list>
                  <text:list-item>
                    <text:p text:style-name="P19"><text:span text:style-name="T5">En los </text:span>Clusteres de Alta eficiencia, <text:span text:style-name="T5">las tareas son dependientes en </text:span><text:soft-page-break/><text:span text:style-name="T5">datos. Tienen los datos compartidos.</text:span></text:p>
                  </text:list-item>
                </text:list>
              </text:list-item>
            </text:list>
          </table:table-cell>
          <table:table-cell table:style-name="Tabla1.B2" office:value-type="string">
            <text:p text:style-name="P25"/>
          </table:table-cell>
        </table:table-row>
        <table:table-row>
          <table:table-cell table:style-name="Tabla1.A2" office:value-type="string">
            <text:list text:continue-numbering="true" text:style-name="L1">
              <text:list-item>
                <text:list>
                  <text:list-item>
                    <text:p text:style-name="P19"><text:span text:style-name="T5">En los </text:span>Clusteres de Alta eficiencia, <text:span text:style-name="T5">las tareas son muy <text:s/>dependientes en su ejecucion unas dependen de otras. </text:span></text:p>
                  </text:list-item>
                </text:list>
              </text:list-item>
            </text:list>
          </table:table-cell>
          <table:table-cell table:style-name="Tabla1.B2" office:value-type="string">
            <text:p text:style-name="P25"/>
          </table:table-cell>
        </table:table-row>
        <table:table-row>
          <table:table-cell table:style-name="Tabla1.A2" office:value-type="string">
            <text:list text:continue-numbering="true" text:style-name="L1">
              <text:list-item>
                <text:list>
                  <text:list-item>
                    <text:p text:style-name="P19"><text:span text:style-name="T5">Los </text:span>Clusteres de Alta eficiencia,<text:span text:style-name="T5">Existe independencia de datos entre las tareas individuales</text:span></text:p>
                  </text:list-item>
                </text:list>
              </text:list-item>
            </text:list>
          </table:table-cell>
          <table:table-cell table:style-name="Tabla1.B2" office:value-type="string">
            <text:p text:style-name="P25"/>
          </table:table-cell>
        </table:table-row>
        <table:table-row>
          <table:table-cell table:style-name="Tabla1.A2" office:value-type="string">
            <text:list text:continue-numbering="true" text:style-name="L1">
              <text:list-item>
                <text:list>
                  <text:list-item>
                    <text:p text:style-name="P19">El retardo entre los nodos del clúster no es considerado un gran problema</text:p>
                  </text:list-item>
                </text:list>
              </text:list-item>
            </text:list>
          </table:table-cell>
          <table:table-cell table:style-name="Tabla1.B2" office:value-type="string">
            <text:p text:style-name="P25"/>
          </table:table-cell>
        </table:table-row>
      </table:table>
      <text:list text:continue-numbering="true" text:style-name="L1">
        <text:list-header>
          <text:p text:style-name="P27"/>
        </text:list-header>
        <text:list-item>
          <text:p text:style-name="P27">Dibuja el esquema de un cluster.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-0.141cm" svg:y="-1.588cm" svg:width="16.999cm" svg:height="2.178cm" draw:z-index="3"><draw:image xlink:href="Pictures/1000000000000620000000C9627C2B0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02.64</meta:creation-date>
    <meta:editing-duration>PT1H11M30S</meta:editing-duration>
    <meta:editing-cycles>14</meta:editing-cycles>
    <meta:generator>LibreOffice/25.8.2.2$Windows_X86_64 LibreOffice_project/d401f2107ccab8f924a8e2df40f573aab7605b6f</meta:generator>
    <dc:date>2025-11-18T21:12:26.670284600</dc:date>
    <meta:document-statistic meta:table-count="3" meta:image-count="1" meta:object-count="0" meta:page-count="4" meta:paragraph-count="75" meta:word-count="673" meta:character-count="4096" meta:non-whitespace-character-count="3522"/>
    <meta:user-defined meta:name="Info 1"/>
    <meta:user-defined meta:name="Info 2"/>
    <meta:user-defined meta:name="Info 3"/>
    <meta:user-defined meta:name="Info 4"/>
  </office:meta>
</office:document-meta>
</file>